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Ubuntu1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style:font-name="Ubuntu1"/>
    </style:style>
    <style:style style:name="P3" style:family="paragraph" style:parent-style-name="Text_20_body" style:list-style-name="L2">
      <style:text-properties style:font-name="Ubuntu1"/>
    </style:style>
    <style:style style:name="P4" style:family="paragraph" style:parent-style-name="Text_20_body" style:list-style-name="L3">
      <style:text-properties style:font-name="Ubuntu1"/>
    </style:style>
    <style:style style:name="P5" style:family="paragraph" style:parent-style-name="Text_20_body" style:list-style-name="L4">
      <style:text-properties style:font-name="Ubuntu1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Heading_20_3">
      <style:text-properties style:font-name="Ubuntu1" fo:language="fr" fo:country="FR"/>
    </style:style>
    <style:style style:name="P9" style:family="paragraph" style:parent-style-name="Heading_20_2">
      <style:text-properties style:font-name="Ubuntu1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Heading_20_1">
      <style:text-properties style:font-name="Ubuntu1" fo:language="fr" fo:country="FR"/>
    </style:style>
    <style:style style:name="P11" style:family="paragraph" style:parent-style-name="Heading_20_1">
      <style:text-properties style:font-name="Ubuntu1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Heading_20_5">
      <style:text-properties style:font-name="Ubuntu1" fo:language="fr" fo:country="FR"/>
    </style:style>
    <style:style style:name="T1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Ubuntu Mono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Ubuntu1" fo:language="fr" fo:country="FR"/>
    </style:style>
    <style:style style:name="T5" style:family="text">
      <style:text-properties style:font-name="Ubuntu1" fo:language="fr" fo:country="FR" fo:font-style="italic" style:font-style-asian="italic" style:font-style-complex="italic"/>
    </style:style>
    <style:style style:name="T6" style:family="text">
      <style:text-properties style:font-name="Ubuntu1" fo:language="fr" fo:country="FR" fo:font-style="normal" style:font-style-asian="normal" style:font-style-complex="normal"/>
    </style:style>
    <style:style style:name="T7" style:family="text">
      <style:text-properties style:font-name="Ubuntu1" fo:font-size="14pt" fo:language="fr" fo:country="FR" fo:font-weight="bold" style:font-size-asian="14pt" style:font-weight-asian="bold" style:font-size-complex="14pt" style:font-weight-complex="bold"/>
    </style:style>
    <style:style style:name="T8" style:family="text">
      <style:text-properties style:font-name="Ubuntu1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apport Phase 2 du Projet Java</text:h>
      <text:h text:style-name="P9" text:outline-level="2">Adrien Husson et Marc Beunardeau</text:h>
      <text:p text:style-name="P1">Rapport de Adrien Husson</text:p>
      <text:h text:style-name="P11" text:outline-level="1">README</text:h>
      <text:p text:style-name="P6"><text:span text:style-name="T7"/></text:p>
      <text:p text:style-name="P2"><text:span text:style-name="T1">Par défaut le programme :</text:span></text:p>
      <text:list xml:id="list613512688" text:style-name="L2">
        <text:list-item>
          <text:p text:style-name="P3"><text:span text:style-name="T1">Lit le fichier scenario.sc</text:span></text:p>
        </text:list-item>
        <text:list-item>
          <text:p text:style-name="P3"><text:span text:style-name="T1">Accepte toutes les requêtes dans l'interface</text:span></text:p>
          <text:p text:style-name="P3"><text:span text:style-name="T1"/></text:p>
        </text:list-item>
      </text:list>
      <text:p text:style-name="P2"><text:span text:style-name="T1">Pour modifier ces paramètres :</text:span></text:p>
      <text:list xml:id="list519805211" text:style-name="L3">
        <text:list-item>
          <text:p text:style-name="P4"><text:span text:style-name="T1">Modifier la valeur Simulator#useScenario à false</text:span></text:p>
        </text:list-item>
        <text:list-item>
          <text:p text:style-name="P4"><text:span text:style-name="T1">Décommenter la ligne 18 : </text:span><text:span text:style-name="T2">this.autoAccepts.clear()</text:span><text:span text:style-name="T1"> dans le fichier </text:span><text:span text:style-name="T2">Controller.java</text:span></text:p>
          <text:p text:style-name="P4"><text:span text:style-name="T2"/></text:p>
        </text:list-item>
      </text:list>
      <text:p text:style-name="P2"><text:span text:style-name="T1">Pour compiler et lancer le projet</text:span></text:p>
      <text:list xml:id="list1006251648" text:style-name="L4">
        <text:list-item>
          <text:p text:style-name="P5"><text:span text:style-name="T1">Éxécuter </text:span><text:span text:style-name="T3">build.sh</text:span></text:p>
        </text:list-item>
      </text:list>
      <text:p text:style-name="P2"><text:span text:style-name="T3"/></text:p>
      <text:h text:style-name="P8" text:outline-level="3">Choix de design pour ma partie</text:h>
      <text:p text:style-name="P7"><text:span text:style-name="T4"/></text:p>
      <text:p text:style-name="P7"><text:span text:style-name="T4">Coordonnées cylindriques</text:span></text:p>
      <text:p text:style-name="Text_20_body"><text:span text:style-name="T4">Le carte est vue comme une projection de la surface d'un cylindre de 40000km de circonférence.</text:span></text:p>
      <text:h text:style-name="P12" text:outline-level="5">Temps et unités</text:h>
      <text:p text:style-name="Text_20_body"><text:span text:style-name="T4">Tous les calculs internes aux objets de la simulation sont en kilomètres et en millisecondes. La conversion est faite avant initialisation des instances de classe et avant affichage sur écran.</text:span></text:p>
      <text:p text:style-name="Text_20_body"><text:span text:style-name="T4">Un singleton </text:span><text:span text:style-name="T5">World</text:span><text:span text:style-name="T6"> contient la taille du monde et permet de convertir les unités ainsi que les durées en temps et distances internes à la simulation. </text:span></text:p>
      <text:p text:style-name="Text_20_body"><text:span text:style-name="T6">Par exemple, </text:span><text:span text:style-name="T5">World.duration(double now, double before)</text:span><text:span text:style-name="T6"> prend une durée “ réelle ” et retourne la durée correspondante dans la simulation, fonction du facteur </text:span><text:span text:style-name="T5">speedup</text:span><text:span text:style-name="T6">. D'autres méthodes comme </text:span><text:span text:style-name="T5">latToKm</text:span><text:span text:style-name="T6"> ou </text:span><text:span text:style-name="T5">kmToPx </text:span><text:span text:style-name="T6">s'avèrent être utiles à travers l'application.</text:span></text:p>
      <text:h text:style-name="P12" text:outline-level="5">Réglage vitesse simulation</text:h>
      <text:p text:style-name="Text_20_body"><text:span text:style-name="T4">Un curseur permet de contrôler la vitesse des avions en ajustant la prorpriété </text:span><text:span text:style-name="T5">speedup</text:span><text:span text:style-name="T6"> de l'instance courante de </text:span><text:span text:style-name="T5">Simulator</text:span><text:span text:style-name="T6">.</text:span></text:p>
      <text:p text:style-name="P7"><text:span text:style-name="T6">Atterrissage</text:span></text:p>
      <text:p text:style-name="Text_20_body"><text:soft-page-break/><text:span text:style-name="T6">Les aéroports maintiennent un nombre maximum de pistes; à chaque itération de la boucle principale, toute piste n'ayant pas reçu d'avion dans les dernières 1m40s (temps interne à la simulation) reçoit un nouvel avion parmi ceux en attente.</text:span></text:p>
      <text:p text:style-name="Text_20_body"><text:span text:style-name="T6">Si trop d'avions sont en attente, l'aéroport les redirige vers le plus proche – s'il est trop loin, l'avion se crashe en chemin.</text:span></text:p>
      <text:p text:style-name="P7"><text:span text:style-name="T6">Perturbations</text:span></text:p>
      <text:p text:style-name="Text_20_body"><text:span text:style-name="T6">Je me suis occupé de la météo et en partie de la déviation de trajectoire. Les zones météo sont affichées dans l'interface et leur couleur dépend de leur sévérité (bleu = aucun ralentissement, rouge = avion figé). Le contournement de zones dangereuses n'a pas été implémenté, aussi les avions risquent de se crasher par manque de vitesse ou de carburant.</text:span></text:p>
      <text:p text:style-name="Text_20_body"><text:span text:style-name="T6">Les déviations de trajectoires sont comprises comme des rotations par-rapport au vecteur de mouvement courant et sont appliquées à chaque itération de la boucle principale de simulation.</text:span></text:p>
      <text:p text:style-name="P7"><text:span text:style-name="T6">Historique de performance</text:span></text:p>
      <text:p text:style-name="Text_20_body"><text:span text:style-name="T6">Je me suis occupé de l'affichage des performances. Un simple mise à jour <text:s/>des valeurs de champs texte, après conversion, permet d'afficher les statistiques en temps réel.</text:span></text:p>
      <text:p text:style-name="P7"><text:span text:style-name="T6">Scénarios de simulation</text:span></text:p>
      <text:p text:style-name="Text_20_body"><text:span text:style-name="T6">Le parseur utilise </text:span><text:span text:style-name="T5">Scanner </text:span><text:span text:style-name="T6">et </text:span><text:span text:style-name="T5">String#split </text:span><text:span text:style-name="T6">pour parser un fichier texte. Si </text:span><text:span text:style-name="T5">Simulator#useScenario</text:span><text:span text:style-name="T6"> est à </text:span><text:span text:style-name="T5">false</text:span><text:span text:style-name="T6">, des avions seront régulièrement générés au hasard. La génération de fichier scénario au hasard n'a pas été implémentée.</text:span></text:p>
      <text:p text:style-name="Text_20_body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 </meta:initial-creator>
    <meta:creation-date>2013-04-06T20:27:28</meta:creation-date>
    <dc:date>2013-05-25T16:58:10</dc:date>
    <dc:creator>hp </dc:creator>
    <meta:editing-duration>PT4H57M59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2" meta:paragraph-count="31" meta:word-count="423" meta:character-count="2691" meta:non-whitespace-character-count="2302"/>
  </office:meta>
</office:document-meta>
</file>